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2ce" officeooo:paragraph-rsid="0013b2ce"/>
    </style:style>
    <style:style style:name="P2" style:family="paragraph" style:parent-style-name="Standard">
      <style:text-properties fo:font-weight="bold" officeooo:rsid="00145a96" officeooo:paragraph-rsid="00145a9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5a96" officeooo:paragraph-rsid="00145a9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5a96" officeooo:paragraph-rsid="00145a9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CP/IP Fundamentals: Introduction</text:h>
      <text:p text:style-name="P1">From: <text:a xlink:type="simple" xlink:href="https://learning.oreilly.com/videos/tcp-ip-fundamentals-livelessons/9780137658909/9780137658909-TCPI_00_00_00/" text:style-name="Internet_20_link" text:visited-style-name="Visited_20_Internet_20_Link">https://learning.oreilly.com/videos/tcp-ip-fundamentals-livelessons/9780137658909/9780137658909-TCPI_00_00_00/</text:a></text:p>
      <text:p text:style-name="P1"/>
      <text:p text:style-name="P1"/>
      <text:p text:style-name="P3">TCP/IP overview </text:p>
      <text:p text:style-name="P3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22:23:28.826350495</meta:creation-date>
    <dc:date>2021-09-26T22:29:35.844328354</dc:date>
    <meta:editing-duration>PT6M7S</meta:editing-duration>
    <meta:editing-cycles>4</meta:editing-cycles>
    <meta:generator>LibreOffice/7.0.6.2$Linux_X86_64 LibreOffice_project/00$Build-2</meta:generator>
    <meta:document-statistic meta:table-count="0" meta:image-count="0" meta:object-count="0" meta:page-count="1" meta:paragraph-count="3" meta:word-count="7" meta:character-count="165" meta:non-whitespace-character-count="160"/>
  </office:meta>
</office:document-meta>
</file>